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pes" style:family="table">
      <style:table-properties style:width="6.8896in" style:rel-width="100%" fo:margin-left="0in" fo:margin-top="0in" fo:margin-bottom="0in" table:align="left" style:writing-mode="lr-tb"/>
    </style:style>
    <style:style style:name="ppes.A" style:family="table-column">
      <style:table-column-properties style:column-width="0.4979in" style:rel-column-width="717*"/>
    </style:style>
    <style:style style:name="ppes.B" style:family="table-column">
      <style:table-column-properties style:column-width="2.9465in" style:rel-column-width="4243*"/>
    </style:style>
    <style:style style:name="ppes.C" style:family="table-column">
      <style:table-column-properties style:column-width="1.7229in" style:rel-column-width="2481*"/>
    </style:style>
    <style:style style:name="ppes.D" style:family="table-column">
      <style:table-column-properties style:column-width="1.7222in" style:rel-column-width="2480*"/>
    </style:style>
    <style:style style:name="ppes.1" style:family="table-row">
      <style:table-row-properties fo:keep-together="auto"/>
    </style:style>
    <style:style style:name="ppes.A1" style:family="table-cell">
      <style:table-cell-properties fo:padding="0in" fo:border="none"/>
    </style:style>
    <style:style style:name="ppes.2" style:family="table-row">
      <style:table-row-properties style:min-row-height="0.2451in" fo:keep-together="auto"/>
    </style:style>
    <style:style style:name="main" style:family="table">
      <style:table-properties style:width="6.6868in" fo:margin-left="0.0035in" fo:margin-top="0in" fo:margin-bottom="0in" table:align="left" style:writing-mode="lr-tb"/>
    </style:style>
    <style:style style:name="main.A" style:family="table-column">
      <style:table-column-properties style:column-width="1.2764in"/>
    </style:style>
    <style:style style:name="main.B" style:family="table-column">
      <style:table-column-properties style:column-width="5.4104in"/>
    </style:style>
    <style:style style:name="main.1" style:family="table-row">
      <style:table-row-properties style:min-row-height="0.4854in" fo:keep-together="auto"/>
    </style:style>
    <style:style style:name="main.A1" style:family="table-cell">
      <style:table-cell-properties fo:padding-left="0.075in" fo:padding-right="0.075in" fo:padding-top="0in" fo:padding-bottom="0in" fo:border="0.5pt solid #000000" style:writing-mode="lr-tb"/>
    </style:style>
    <style:style style:name="main.2" style:family="table-row">
      <style:table-row-properties style:min-row-height="1.2153in" fo:keep-together="auto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rognoza" style:family="table">
      <style:table-properties style:width="6.8903in" table:align="center" fo:background-color="transparent" style:writing-mode="lr-tb">
        <style:background-image/>
      </style:table-properties>
    </style:style>
    <style:style style:name="Prognoza.A" style:family="table-column">
      <style:table-column-properties style:column-width="0.2604in"/>
    </style:style>
    <style:style style:name="Prognoza.B" style:family="table-column">
      <style:table-column-properties style:column-width="0.5576in"/>
    </style:style>
    <style:style style:name="Prognoza.C" style:family="table-column">
      <style:table-column-properties style:column-width="1.0799in"/>
    </style:style>
    <style:style style:name="Prognoza.D" style:family="table-column">
      <style:table-column-properties style:column-width="0.3451in"/>
    </style:style>
    <style:style style:name="Prognoza.E" style:family="table-column">
      <style:table-column-properties style:column-width="0.3438in"/>
    </style:style>
    <style:style style:name="Prognoza.F" style:family="table-column">
      <style:table-column-properties style:column-width="0.3444in"/>
    </style:style>
    <style:style style:name="Prognoza.K" style:family="table-column">
      <style:table-column-properties style:column-width="0.3542in"/>
    </style:style>
    <style:style style:name="Prognoza.N" style:family="table-column">
      <style:table-column-properties style:column-width="0.3549in"/>
    </style:style>
    <style:style style:name="Prognoza.P" style:family="table-column">
      <style:table-column-properties style:column-width="0.8285in"/>
    </style:style>
    <style:style style:name="Prognoza.1" style:family="table-row">
      <style:table-row-properties style:min-row-height="0.3542in" fo:background-color="transparent" fo:keep-together="always">
        <style:background-image/>
      </style:table-row-properties>
    </style:style>
    <style:style style:name="Prognoza.A1" style:family="table-cell">
      <style:table-cell-properties style:vertical-align="top" fo:padding-left="0.0201in" fo:padding-right="0.0201in" fo:padding-top="0in" fo:padding-bottom="0in" fo:border-left="1.5pt solid #000000" fo:border-right="1.5pt solid #000000" fo:border-top="1.5pt solid #000000" fo:border-bottom="0.5pt solid #000000" style:writing-mode="lr-tb"/>
    </style:style>
    <style:style style:name="Prognoza.B1" style:family="table-cell">
      <style:table-cell-properties style:vertical-align="top" fo:padding-left="0.0201in" fo:padding-right="0.0201in" fo:padding-top="0in" fo:padding-bottom="0in" fo:border-left="none" fo:border-right="1.5pt solid #000000" fo:border-top="1.5pt solid #000000" fo:border-bottom="0.5pt solid #000000" style:writing-mode="lr-tb"/>
    </style:style>
    <style:style style:name="Prognoza.C1" style:family="table-cell">
      <style:table-cell-properties style:vertical-align="middle" fo:padding-left="0.0201in" fo:padding-right="0.0201in" fo:padding-top="0in" fo:padding-bottom="0in" fo:border-left="none" fo:border-right="1.5pt solid #000000" fo:border-top="1.5pt solid #000000" fo:border-bottom="0.5pt solid #000000" style:writing-mode="lr-tb"/>
    </style:style>
    <style:style style:name="Prognoza.2" style:family="table-row">
      <style:table-row-properties style:min-row-height="0.7194in" fo:background-color="transparent" fo:keep-together="always">
        <style:background-image/>
      </style:table-row-properties>
    </style:style>
    <style:style style:name="Prognoza.D2" style:family="table-cell">
      <style:table-cell-properties style:vertical-align="middle" fo:padding-left="0.0201in" fo:padding-right="0.0201in" fo:padding-top="0in" fo:padding-bottom="0in" fo:border-left="1.5pt solid #000000" fo:border-right="0.5pt solid #000000" fo:border-top="1.5pt solid #000000" fo:border-bottom="1.5pt solid #000000" loext:writing-mode="bt-lr"/>
    </style:style>
    <style:style style:name="Prognoza.E2" style:family="table-cell">
      <style:table-cell-properties style:vertical-align="middle" fo:padding-left="0.0201in" fo:padding-right="0.0201in" fo:padding-top="0in" fo:padding-bottom="0in" fo:border-left="0.5pt solid #000000" fo:border-right="0.5pt solid #000000" fo:border-top="1.5pt solid #000000" fo:border-bottom="1.5pt solid #000000" loext:writing-mode="bt-lr"/>
    </style:style>
    <style:style style:name="Prognoza.F2" style:family="table-cell">
      <style:table-cell-properties style:vertical-align="middle" fo:padding-left="0.0201in" fo:padding-right="0.0201in" fo:padding-top="0in" fo:padding-bottom="0in" fo:border-left="0.5pt solid #000000" fo:border-right="1.5pt solid #000000" fo:border-top="1.5pt solid #000000" fo:border-bottom="1.5pt solid #000000" loext:writing-mode="bt-lr"/>
    </style:style>
    <style:style style:name="Prognoza.P2" style:family="table-cell">
      <style:table-cell-properties style:vertical-align="middle" fo:padding-left="0.0201in" fo:padding-right="0.0201in" fo:padding-top="0in" fo:padding-bottom="0in" fo:border-left="none" fo:border-right="1.5pt solid #000000" fo:border-top="1.5pt solid #000000" fo:border-bottom="1.5pt solid #000000" loext:writing-mode="bt-lr"/>
    </style:style>
    <style:style style:name="Prognoza.Q2" style:family="table-cell">
      <style:table-cell-properties style:vertical-align="middle" fo:padding-left="0.0194in" fo:padding-right="0.0194in" fo:padding-top="0in" fo:padding-bottom="0in" fo:border-left="none" fo:border-right="1.5pt solid #000000" fo:border-top="1.5pt solid #000000" fo:border-bottom="1.5pt solid #000000" loext:writing-mode="bt-lr"/>
    </style:style>
    <style:style style:name="Prognoza.3" style:family="table-row">
      <style:table-row-properties style:min-row-height="0.1708in" fo:background-color="transparent" fo:keep-together="auto">
        <style:background-image/>
      </style:table-row-properties>
    </style:style>
    <style:style style:name="Prognoza.A3" style:family="table-cell">
      <style:table-cell-properties style:vertical-align="top" fo:padding-left="0.0201in" fo:padding-right="0.0201in" fo:padding-top="0in" fo:padding-bottom="0in" fo:border-left="1.5pt solid #000000" fo:border-right="1.5pt solid #000000" fo:border-top="0.5pt solid #000000" fo:border-bottom="0.5pt solid #000000" style:writing-mode="lr-tb"/>
    </style:style>
    <style:style style:name="Prognoza.B3" style:family="table-cell">
      <style:table-cell-properties style:vertical-align="top" fo:padding-left="0.0201in" fo:padding-right="0.0201in" fo:padding-top="0in" fo:padding-bottom="0in" fo:border-left="none" fo:border-right="1.5pt solid #000000" fo:border-top="0.5pt solid #000000" fo:border-bottom="0.5pt solid #000000" style:writing-mode="lr-tb"/>
    </style:style>
    <style:style style:name="Prognoza.D3" style:family="table-cell">
      <style:table-cell-properties style:vertical-align="top" fo:padding-left="0.0201in" fo:padding-right="0.0201in" fo:padding-top="0in" fo:padding-bottom="0in" fo:border-left="1.5pt solid #000000" fo:border-right="0.5pt solid #000000" fo:border-top="0.5pt solid #000000" fo:border-bottom="0.5pt solid #000000" style:writing-mode="lr-tb"/>
    </style:style>
    <style:style style:name="Prognoza.E3" style:family="table-cell">
      <style:table-cell-properties style:vertical-align="top" fo:padding-left="0.0201in" fo:padding-right="0.0201in" fo:padding-top="0in" fo:padding-bottom="0in" fo:border="0.5pt solid #000000" style:writing-mode="lr-tb"/>
    </style:style>
    <style:style style:name="Prognoza.F3" style:family="table-cell">
      <style:table-cell-properties style:vertical-align="top" fo:padding-left="0.0201in" fo:padding-right="0.0201in" fo:padding-top="0in" fo:padding-bottom="0in" fo:border-left="0.5pt solid #000000" fo:border-right="1.5pt solid #000000" fo:border-top="0.5pt solid #000000" fo:border-bottom="0.5pt solid #000000" style:writing-mode="lr-tb"/>
    </style:style>
    <style:style style:name="Prognoza.Q3" style:family="table-cell">
      <style:table-cell-properties style:vertical-align="top" fo:padding-left="0.0194in" fo:padding-right="0.0194in" fo:padding-top="0in" fo:padding-bottom="0in" fo:border-left="none" fo:border-right="1.5pt solid #000000" fo:border-top="0.5pt solid #000000" fo:border-bottom="0.5pt solid #000000" style:writing-mode="lr-tb"/>
    </style:style>
    <style:style style:name="Prognoza.4" style:family="table-row">
      <style:table-row-properties style:min-row-height="0.3542in" fo:background-color="transparent" fo:keep-together="auto">
        <style:background-image/>
      </style:table-row-properties>
    </style:style>
    <style:style style:name="Prognoza.5" style:family="table-row">
      <style:table-row-properties style:min-row-height="0.1833in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uk" fo:country="U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orphans="0" fo:widows="0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17" style:family="paragraph" style:parent-style-name="Standard">
      <style:text-properties officeooo:rsid="001098f7" officeooo:paragraph-rsid="001098f7"/>
    </style:style>
    <style:style style:name="P18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2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color="#ffff6d" loext:opacity="100%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2"/>
    </style:style>
    <style:style style:name="P21" style:family="paragraph" style:parent-style-name="Paragraph_20_style">
      <style:text-properties fo:font-size="10pt" fo:font-weight="normal" officeooo:paragraph-rsid="001830c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/>
      <style:text-properties officeooo:paragraph-rsid="001830cc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1830c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font-weight="normal" officeooo:paragraph-rsid="001830c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.0783in" fo:margin-right="0.0783in" fo:text-align="center" style:justify-single-word="false" fo:text-indent="0in" style:auto-text-indent="false"/>
      <style:text-properties fo:font-size="10pt" fo:font-weight="normal" officeooo:paragraph-rsid="001830cc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style:snap-to-layout-grid="false"/>
      <style:text-properties fo:font-size="10pt" fo:font-weight="normal" officeooo:paragraph-rsid="001830c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0pt" fo:font-weight="normal" officeooo:paragraph-rsid="001830c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paragraph-rsid="001830c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pt" fo:language="pl" fo:country="PL" fo:font-weight="normal" officeooo:paragraph-rsid="001830cc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rsid="001830cc" officeooo:paragraph-rsid="001830cc" style:font-size-asian="10pt" style:font-weight-asian="normal" style:font-size-complex="10pt" style:font-weight-complex="normal"/>
    </style:style>
    <style:style style:name="P32" style:family="paragraph" style:parent-style-name="Standard">
      <style:text-properties officeooo:paragraph-rsid="001830cc"/>
    </style:style>
    <style:style style:name="P3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98f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text:display="true"/>
    </style:style>
    <style:style style:name="T5" style:family="text">
      <style:text-properties fo:color="#0070c0" loext:opacity="100%" style:font-name="Calibri" fo:font-size="11pt" fo:language="ru" fo:country="UA" style:font-size-asian="11pt" style:font-name-complex="Calibri2" style:font-size-complex="11pt"/>
    </style:style>
    <style:style style:name="T6" style:family="text">
      <style:text-properties fo:color="#0070c0" loext:opacity="100%" style:font-name="Calibri" style:font-name-complex="Calibri2"/>
    </style:style>
    <style:style style:name="T7" style:family="text">
      <style:text-properties fo:color="#0070c0" loext:opacity="100%" style:font-name="Calibri" style:font-name-complex="Calibri2" style:font-weight-complex="bold"/>
    </style:style>
    <style:style style:name="T8" style:family="text">
      <style:text-properties fo:color="#0070c0" loext:opacity="100%" style:font-name="Calibri" fo:language="ru" fo:country="UA" style:font-name-complex="Calibri2"/>
    </style:style>
    <style:style style:name="T9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2" style:language-complex="ar" style:country-complex="SA"/>
    </style:style>
    <style:style style:name="T10" style:family="text">
      <style:text-properties fo:color="#0070c0" loext:opacity="100%" style:font-name="Calibri1" style:font-name-complex="Calibri1"/>
    </style:style>
    <style:style style:name="T11" style:family="text">
      <style:text-properties fo:color="#0070c0" loext:opacity="100%" style:font-name="Calibri1" style:font-name-complex="Calibri1" text:display="true"/>
    </style:style>
    <style:style style:name="T12" style:family="text">
      <style:text-properties fo:color="#0070c0" loext:opacity="100%" style:font-name="Calibri1" fo:language="pl" fo:country="PL" style:font-name-complex="Calibri1"/>
    </style:style>
    <style:style style:name="T13" style:family="text">
      <style:text-properties fo:color="#0070c0" loext:opacity="100%" style:font-name="Calibri1" fo:language="pl" fo:country="PL" officeooo:rsid="001830cc" style:font-name-complex="Calibri1"/>
    </style:style>
    <style:style style:name="T14" style:family="text">
      <style:text-properties fo:color="#0070c0" loext:opacity="100%" style:font-name="Calibri1" fo:language="pl" fo:country="PL" style:font-name-complex="Calibri1"/>
    </style:style>
    <style:style style:name="T15" style:family="text">
      <style:text-properties fo:color="#0070c0" loext:opacity="100%" style:font-name="Calibri1" fo:font-size="10pt" style:font-size-asian="10pt" style:font-name-complex="Calibri1" style:font-size-complex="10pt"/>
    </style:style>
    <style:style style:name="T16" style:family="text">
      <style:text-properties fo:color="#0070c0" loext:opacity="100%" style:font-name="Calibri1" fo:font-size="10pt" fo:language="pl" fo:country="PL" style:font-size-asian="10pt" style:font-name-complex="Calibri1" style:font-size-complex="10pt"/>
    </style:style>
    <style:style style:name="T17" style:family="text">
      <style:text-properties fo:color="#0070c0" loext:opacity="100%" style:font-name="Calibri1" fo:font-size="10pt" fo:language="pl" fo:country="PL" officeooo:rsid="001830cc" style:font-size-asian="10pt" style:font-name-complex="Calibri1" style:font-size-complex="10pt"/>
    </style:style>
    <style:style style:name="T18" style:family="text">
      <style:text-properties fo:color="#0070c0" loext:opacity="100%" style:font-name="Calibri1" fo:font-size="10pt" fo:language="pl" fo:country="PL" style:font-size-asian="10pt" style:font-name-complex="Calibri1" style:font-size-complex="10pt"/>
    </style:style>
    <style:style style:name="T19" style:family="text">
      <style:text-properties fo:language="ru" fo:country="UA"/>
    </style:style>
    <style:style style:name="T20" style:family="text">
      <style:text-properties fo:language="ru" fo:country="UA" fo:font-weight="bold" style:font-weight-asian="bold" style:font-weight-complex="bold"/>
    </style:style>
    <style:style style:name="T21" style:family="text">
      <style:text-properties fo:language="ru" fo:country="UA" fo:font-weight="bold" officeooo:rsid="00141a4b" style:font-weight-asian="bold" style:font-weight-complex="bold"/>
    </style:style>
    <style:style style:name="T22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23" style:family="text">
      <style:text-properties style:font-name="Times New Roman CYR" style:font-name-complex="Times New Roman CYR1"/>
    </style:style>
    <style:style style:name="T24" style:family="text">
      <style:text-properties style:font-name="Times New Roman CYR" officeooo:rsid="000f5673" style:font-name-complex="Times New Roman CYR1"/>
    </style:style>
    <style:style style:name="T25" style:family="text">
      <style:text-properties style:font-name="Times New Roman CYR" officeooo:rsid="001098f7" style:font-name-complex="Times New Roman CYR1"/>
    </style:style>
    <style:style style:name="T26" style:family="text">
      <style:text-properties fo:color="#ff0000" loext:opacity="100%" style:font-name="Calibri" fo:language="ru" fo:country="UA" fo:font-weight="bold" style:font-weight-asian="bold" style:font-name-complex="Calibri2"/>
    </style:style>
    <style:style style:name="T27" style:family="text">
      <style:text-properties style:font-name="Calibri" style:font-name-complex="Calibri2"/>
    </style:style>
    <style:style style:name="T28" style:family="text">
      <style:text-properties style:font-name="Calibri" fo:language="ru" fo:country="RU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29" style:family="text">
      <style:text-properties style:font-name="Calibri" fo:language="en" fo:country="US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30" style:family="text">
      <style:text-properties fo:language="ru" fo:country="RU"/>
    </style:style>
    <style:style style:name="T31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32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33" style:family="text">
      <style:text-properties fo:color="#c9211e" loext:opacity="100%" style:font-name="Calibri" fo:font-size="11pt" style:font-size-asian="11pt" style:font-name-complex="Calibri2" style:font-size-complex="11pt"/>
    </style:style>
    <style:style style:name="T34" style:family="text">
      <style:text-properties fo:color="#c9211e" loext:opacity="100%" style:font-name="Calibri" style:font-name-complex="Calibri2"/>
    </style:style>
    <style:style style:name="T35" style:family="text">
      <style:text-properties fo:color="#c9211e" loext:opacity="100%" style:font-name="Calibri" style:font-name-complex="Calibri2" style:font-weight-complex="bold"/>
    </style:style>
    <style:style style:name="T36" style:family="text">
      <style:text-properties fo:color="#c9211e" loext:opacity="100%" style:font-name="Calibri" officeooo:rsid="00124166" style:font-name-complex="Calibri2" style:font-weight-complex="bold"/>
    </style:style>
    <style:style style:name="T37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2" style:language-complex="ar" style:country-complex="SA"/>
    </style:style>
    <style:style style:name="T38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2" style:language-complex="ar" style:country-complex="SA"/>
    </style:style>
    <style:style style:name="T39" style:family="text">
      <style:text-properties fo:color="#c9211e" loext:opacity="100%" fo:font-weight="bold" style:font-weight-asian="bold"/>
    </style:style>
    <style:style style:name="T40" style:family="text">
      <style:text-properties officeooo:rsid="00141a4b"/>
    </style:style>
    <style:style style:name="T41" style:family="text">
      <style:text-properties officeooo:rsid="0015ac18"/>
    </style:style>
    <style:style style:name="T42" style:family="text">
      <style:text-properties fo:font-size="11pt" fo:font-weight="bold" style:font-size-asian="11pt" style:font-weight-asian="bold" style:font-size-complex="11pt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fo:font-weight="normal" style:font-size-asian="11pt" style:font-weight-asian="normal" style:font-size-complex="11pt" style:font-weight-complex="normal" text:display="true"/>
    </style:style>
    <style:style style:name="T45" style:family="text">
      <style:text-properties text:display="true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fo:font-weight="bold" style:font-size-asian="10pt" style:font-weight-asian="bold" style:font-size-complex="10pt"/>
    </style:style>
    <style:style style:name="T48" style:family="text">
      <style:text-properties fo:font-size="10pt" fo:font-weight="normal" style:font-size-asian="10pt" style:font-weight-asian="normal" style:font-size-complex="10pt" style:font-weight-complex="normal" text:display="true"/>
    </style:style>
    <style:style style:name="T49" style:family="text">
      <style:text-properties fo:font-size="9pt" fo:language="pl" fo:country="PL" style:font-size-asian="9pt" style:font-size-complex="9pt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style:font-name="Arial" fo:font-size="9pt" style:font-size-asian="9pt" style:font-name-complex="Arial" style:font-size-complex="9pt"/>
    </style:style>
    <style:style style:name="T52" style:family="text">
      <style:text-properties style:font-name="Arial" style:font-name-complex="Arial"/>
    </style:style>
    <style:style style:name="T53" style:family="text">
      <style:text-properties style:font-name="Arial" officeooo:rsid="001830cc" style:font-name-complex="Arial"/>
    </style:style>
    <style:style style:name="T54" style:family="text">
      <style:text-properties style:font-name="Arial" fo:language="pl" fo:country="PL" officeooo:rsid="001830cc" style:font-name-complex="Arial"/>
    </style:style>
    <style:style style:name="T55" style:family="text">
      <style:text-properties style:font-size-complex="11pt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style:font-weight-asian="normal" style:font-weight-complex="normal" text:display="true"/>
    </style:style>
    <style:style style:name="T58" style:family="text">
      <style:text-properties fo:language="pl" fo:country="PL"/>
    </style:style>
    <style:style style:name="T59" style:family="text">
      <style:text-properties fo:language="pl" fo:country="PL" officeooo:rsid="001830cc"/>
    </style:style>
    <style:style style:name="T60" style:family="text">
      <style:text-properties officeooo:rsid="001a872b"/>
    </style:style>
    <style:style style:name="T61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даток <text:s/>2 </text:p>
      <text:p text:style-name="P4">до Договору про постачання</text:p>
      <text:p text:style-name="P1"><text:span text:style-name="T1"><text:s/>електричної енергії споживачу № </text:span><text:span text:style-name="T33">${AGREEMENT.NUMBER}</text:span></text:p>
      <text:p text:style-name="P1"><text:span text:style-name="T1">від </text:span><text:span text:style-name="T34">${</text:span><text:span text:style-name="T33">AGREEMENT.AGREEMENT_DATE</text:span><text:span text:style-name="T34">}</text:span></text:p>
      <text:p text:style-name="Standard"><text:span text:style-name="T1">Дата укладення: </text:span><text:span text:style-name="T34">${AGREEMENT.AGREEMENT_DATE}</text:span><text:span text:style-name="T39"> <text:s/></text:span><text:span text:style-name="T1"><text:s text:c="26"/>Місце укладення: </text:span><text:span text:style-name="T20">м.</text:span><text:span text:style-name="T21">Київ</text:span></text:p>
      <text:p text:style-name="P3"/>
      <text:p text:style-name="P5"><text:span text:style-name="T1">ПРИВАТНЕ ПІДПРИЄМСТВО «</text:span><text:span text:style-name="T2">ПОСТАЧАЛЬНИК</text:span><text:span text:style-name="T1">»</text:span>,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40">01</text:span>.09.<text:span text:style-name="T40">2020</text:span> р. № <text:span text:style-name="T40">1234</text:span>, в особі <text:span text:style-name="T23">керівника .... </text:span><text:span text:style-name="T25">ФІО</text:span><text:span text:style-name="T24"> </text:span>, який (яка) діє на підставі Довіреності № <text:span text:style-name="T40">ФФ</text:span>-2020/42 від 21.03.2020 р., з однієї сторони, </text:p>
      <text:p text:style-name="P5">та <text:span text:style-name="T19"><text:s/></text:span><text:span text:style-name="T34">${CONTRACTOR.NAME}</text:span>, далі – Споживач, в особі <text:span text:style-name="T35">${AGENT.POSITION_DESCRIPTION}</text:span><text:span text:style-name="T7"> </text:span><text:span text:style-name="T35">$</text:span><text:span text:style-name="T36">{</text:span><text:span text:style-name="T35">AGENT.LAST_NAME}</text:span>,<text:span text:style-name="T26"> </text:span>який діє на підставі <text:bookmark-start text:name="__DdeLink__814_2612693528"/><text:span text:style-name="T34">${AGENT.DESCRIPTION}</text:span><text:bookmark-end text:name="__DdeLink__814_2612693528"/><text:span text:style-name="T27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33">${AGREEMENT.NUMBER}</text:span><text:span text:style-name="T5"> </text:span>від <text:span text:style-name="T6">$</text:span><text:span text:style-name="T34">{AGREEMENT.AGREEMENT_DATE</text:span><text:span text:style-name="T6">}</text:span><text:span text:style-name="T8"> </text:span>р. (далі – Договір) та погодили наступну комерційну<text:span text:style-name="T30"> </text:span>пропозицію (далі – Комерційна пропозиція) постачання електричної енергії згідно з Договором: </text:p>
      <text:p text:style-name="P17">Пункти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0">№</text:p>
          </table:table-cell>
          <table:table-cell table:style-name="ppes.A1" office:value-type="string">
            <text:p text:style-name="P10">Код</text:p>
          </table:table-cell>
          <table:table-cell table:style-name="ppes.A1" office:value-type="string">
            <text:p text:style-name="P10">Група</text:p>
          </table:table-cell>
          <table:table-cell table:style-name="ppes.A1" office:value-type="string">
            <text:p text:style-name="P10">Споживання</text:p>
          </table:table-cell>
        </table:table-row>
        <table:table-row table:style-name="ppes.2">
          <table:table-cell table:style-name="ppes.A1" office:value-type="string">
            <text:p text:style-name="P20"><text:bookmark text:name="__DdeLink__816_26126935281"/>#{<text:span text:style-name="T41">i</text:span>}</text:p>
          </table:table-cell>
          <table:table-cell table:style-name="ppes.A1" office:value-type="string">
            <text:p text:style-name="P18"><text:bookmark text:name="__DdeLink__816_2612693528"/>#{CODE}</text:p>
          </table:table-cell>
          <table:table-cell table:style-name="ppes.A1" office:value-type="string">
            <text:p text:style-name="P18">#{GROUP}</text:p>
          </table:table-cell>
          <table:table-cell table:style-name="ppes.A1" office:value-type="string">
            <text:p text:style-name="P20">#{VOLUME} <text:span text:style-name="T41">кВт/Г</text:span>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1">Ціна (тариф) <text:s/>електричної енергії </text:p>
            <text:p text:style-name="P2"/>
            <text:p text:style-name="P2"/>
          </table:table-cell>
          <table:table-cell table:style-name="main.A1" office:value-type="string">
            <text:p text:style-name="P13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7"><text:span text:style-name="T31">Ц</text:span><text:span text:style-name="T32">базова </text:span><text:span text:style-name="T31">=Ц</text:span><text:span text:style-name="T32">рдн м-2</text:span><text:span text:style-name="T31">*1,05, де</text:span></text:p>
            <text:p text:style-name="P6"><text:span text:style-name="T31">Ц</text:span><text:span text:style-name="T32">базова</text:span><text:span text:style-name="T31"> – базова ціна;</text:span></text:p>
            <text:p text:style-name="P6"><text:span text:style-name="T31">Ц</text:span><text:span text:style-name="T32">рдн м-2 </text:span><text:span text:style-name="T31">– прогнозована середньозважена ціна закупівлі для планового </text:span></text:p>
            <text:p text:style-name="P14">….</text:p>
            <text:p text:style-name="P6"><text:span text:style-name="T31">Ц</text:span><text:span text:style-name="T32">п</text:span><text:span text:style-name="T31"> <text:s/>– вартість послуг Постачальника, яка для цієї Комерційної пропозиції становить </text:span><text:span text:style-name="T37">${</text:span><text:span text:style-name="T38">SETTLEMENT</text:span><text:span text:style-name="T37">_</text:span><text:span text:style-name="T38">PRICE</text:span><text:span text:style-name="T37">.</text:span><text:span text:style-name="T38">PRICE</text:span><text:span text:style-name="T37">_</text:span><text:span text:style-name="T38">VALUE</text:span><text:span text:style-name="T37">}</text:span><text:span text:style-name="T31"> грн/кВт*год;</text:span></text:p>
            <text:p text:style-name="P14"/>
          </table:table-cell>
        </table:table-row>
        <table:table-row table:style-name="main.2">
          <table:table-cell table:style-name="main.A1" office:value-type="string">
            <text:p text:style-name="P12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4">Розрахунковим періодом є календарний місяць.</text:p>
            <text:p text:style-name="P14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6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<text:span text:style-name="T31">- </text:span><text:span text:style-name="T22">до</text:span><text:span text:style-name="T31"> </text:span><text:span text:style-name="T28">#{</text:span><text:bookmark-start text:name="__DdeLink__807_2612693528"/><text:span text:style-name="T29">SETTLEMENT</text:span><text:span text:style-name="T28">_</text:span><text:span text:style-name="T29">DIVISION</text:span><text:span text:style-name="T28">.SETTLEMENT_DAYS</text:span><text:bookmark-end text:name="__DdeLink__807_2612693528"/><text:span text:style-name="T28">}</text:span><text:span text:style-name="T22"> </text:span><text:span text:style-name="T31">числа </text:span><text:span text:style-name="T28">#{SETTLEMENT_DIVISION.</text:span><text:bookmark-start text:name="__DdeLink__811_2612693528"/><text:span text:style-name="T29">SETTLEMENT</text:span><text:span text:style-name="T28">_</text:span><text:span text:style-name="T29">PAYMENT</text:span><text:span text:style-name="T28">_</text:span><text:span text:style-name="T29">TERM</text:span><text:bookmark-end text:name="__DdeLink__811_2612693528"/><text:span text:style-name="T28">}</text:span><text:span text:style-name="T31"> <text:s/>- </text:span><text:span text:style-name="T28">#{</text:span><text:bookmark-start text:name="__DdeLink__809_2612693528"/><text:span text:style-name="T29">SETTLEMENT</text:span><text:span text:style-name="T28">_</text:span><text:span text:style-name="T29">DIVISION</text:span><text:span text:style-name="T28">.</text:span><text:span text:style-name="T29">CONSUMPTION</text:span><text:span text:style-name="T28">_</text:span><text:span text:style-name="T29">PERCENT</text:span><text:bookmark-end text:name="__DdeLink__809_2612693528"/><text:span text:style-name="T28">}</text:span><text:span text:style-name="T31"> від попередньої вартості електричної енергії;</text:span></text:p>
                </table:table-cell>
              </table:table-row>
            </table:table>
            <text:p text:style-name="P9"/>
            <text:p text:style-name="P14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</text:p>
            <text:p text:style-name="P8"/>
            <text:p text:style-name="P15">…</text:p>
          </table:table-cell>
        </table:table-row>
        <table:table-row table:style-name="main.2">
          <table:table-cell table:style-name="main.A1" office:value-type="string">
            <text:p text:style-name="P12">Строк дії Договору </text:p>
          </table:table-cell>
          <table:table-cell table:style-name="main.A1" office:value-type="string">
            <text:p text:style-name="P6"><text:span text:style-name="T31">Договір діє до </text:span><text:span text:style-name="T9">${</text:span><text:bookmark-start text:name="__DdeLink__824_2612693528"/><text:span text:style-name="T9">AGREEMENT.DATE_TO</text:span><text:bookmark-end text:name="__DdeLink__824_2612693528"/><text:span text:style-name="T9">}</text:span><text:span text:style-name="T31"> р. (включно) і вважається автоматично продовженим на кожен наступний календарний рік, якщо </text:span></text:p>
            <text:p text:style-name="P15">…</text:p>
            <text:p text:style-name="P15"/>
            <text:p text:style-name="P15"/>
            <text:p text:style-name="P15"/>
          </table:table-cell>
        </table:table-row>
      </table:table>
      <text:p text:style-name="Standard"/>
      <text:p text:style-name="P32"/>
      <table:table table:name="Prognoza" table:style-name="Prognoza">
        <table:table-column table:style-name="Prognoza.A"/>
        <table:table-column table:style-name="Prognoza.B"/>
        <table:table-column table:style-name="Prognoza.C"/>
        <table:table-column table:style-name="Prognoza.D"/>
        <table:table-column table:style-name="Prognoza.E"/>
        <table:table-column table:style-name="Prognoza.F" table:number-columns-repeated="5"/>
        <table:table-column table:style-name="Prognoza.K"/>
        <table:table-column table:style-name="Prognoza.F" table:number-columns-repeated="2"/>
        <table:table-column table:style-name="Prognoza.N" table:number-columns-repeated="2"/>
        <table:table-column table:style-name="Prognoza.P"/>
        <text:soft-page-break/>
        <table:table-row table:style-name="Prognoza.1">
          <table:table-cell table:style-name="Prognoza.A1" table:number-rows-spanned="2" office:value-type="string">
            <text:p text:style-name="P24"/>
            <text:p text:style-name="P25"/>
            <text:p text:style-name="P25">№</text:p>
            <text:p text:style-name="P25">п/п</text:p>
          </table:table-cell>
          <table:table-cell table:style-name="Prognoza.B1" table:number-rows-spanned="2" office:value-type="string">
            <text:p text:style-name="P24"/>
            <text:p text:style-name="P25">Клас напруги</text:p>
          </table:table-cell>
          <table:table-cell table:style-name="Prognoza.C1" table:number-rows-spanned="2" office:value-type="string">
            <text:p text:style-name="P23"><text:span text:style-name="T61">Найменування та адреса місцезнаходження площадки </text:span><text:span text:style-name="T61">вимірювання Споживача</text:span></text:p>
          </table:table-cell>
          <table:table-cell table:style-name="Prognoza.A1" table:number-columns-spanned="13" office:value-type="string">
            <text:p text:style-name="P25">Договірні величини споживання електричної енергії (очікувані (заявлені) обсяги споживання електричної енергії) на <text:span text:style-name="T10">${</text:span><text:bookmark-start text:name="__DdeLink__363_2859043152"/><text:bookmark-start text:name="__DdeLink__361_2859043152"/><text:span text:style-name="T10">AGREEMENT.AGREEMENT_DATE_</text:span><text:span text:style-name="T12">FROM_</text:span><text:span text:style-name="T13">YEAR</text:span><text:bookmark-end text:name="__DdeLink__363_2859043152"/><text:bookmark-end text:name="__DdeLink__361_2859043152"/><text:span text:style-name="T10">}</text:span><text:span text:style-name="T12"> </text:span>рік., тис кВт.год 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rognoza.2">
          <table:covered-table-cell table:style-name="Prognoza.A1"/>
          <table:covered-table-cell table:style-name="Prognoza.B1"/>
          <table:covered-table-cell table:style-name="Prognoza.C1"/>
          <table:table-cell table:style-name="Prognoza.D2" office:value-type="string">
            <text:p text:style-name="P26">січень</text:p>
          </table:table-cell>
          <table:table-cell table:style-name="Prognoza.E2" office:value-type="string">
            <text:p text:style-name="P26">лютий</text:p>
          </table:table-cell>
          <table:table-cell table:style-name="Prognoza.F2" office:value-type="string">
            <text:p text:style-name="P26">березен</text:p>
          </table:table-cell>
          <table:table-cell table:style-name="Prognoza.E2" office:value-type="string">
            <text:p text:style-name="P26">квітень</text:p>
          </table:table-cell>
          <table:table-cell table:style-name="Prognoza.E2" office:value-type="string">
            <text:p text:style-name="P26">травень</text:p>
          </table:table-cell>
          <table:table-cell table:style-name="Prognoza.F2" office:value-type="string">
            <text:p text:style-name="P26">червень</text:p>
          </table:table-cell>
          <table:table-cell table:style-name="Prognoza.E2" office:value-type="string">
            <text:p text:style-name="P26">липень</text:p>
          </table:table-cell>
          <table:table-cell table:style-name="Prognoza.E2" office:value-type="string">
            <text:p text:style-name="P26">серпень</text:p>
          </table:table-cell>
          <table:table-cell table:style-name="Prognoza.F2" office:value-type="string">
            <text:p text:style-name="P26">вересен</text:p>
          </table:table-cell>
          <table:table-cell table:style-name="Prognoza.E2" office:value-type="string">
            <text:p text:style-name="P26">жовтен</text:p>
          </table:table-cell>
          <table:table-cell table:style-name="Prognoza.E2" office:value-type="string">
            <text:p text:style-name="P26">листопа</text:p>
          </table:table-cell>
          <table:table-cell table:style-name="Prognoza.F2" office:value-type="string">
            <text:p text:style-name="P26">грудень</text:p>
          </table:table-cell>
          <table:table-cell table:style-name="Prognoza.P2" office:value-type="string">
            <text:p text:style-name="P26">рік, всього</text:p>
          </table:table-cell>
          <table:table-cell table:style-name="Prognoza.Q2" office:value-type="string">
            <text:p text:style-name="P21"/>
          </table:table-cell>
        </table:table-row>
        <table:table-row table:style-name="Prognoza.3">
          <table:table-cell table:style-name="Prognoza.A3" office:value-type="string">
            <text:p text:style-name="P25"><text:span text:style-name="T59">#</text:span><text:span text:style-name="T58">{i}</text:span></text:p>
          </table:table-cell>
          <table:table-cell table:style-name="Prognoza.B3" office:value-type="string">
            <text:p text:style-name="P25"><text:span text:style-name="T54">#</text:span><text:span text:style-name="T52">{AGREEMENT_POINT.GROUP_OF_RECIPIENTS}</text:span></text:p>
          </table:table-cell>
          <table:table-cell table:style-name="Prognoza.B3" office:value-type="string">
            <text:p text:style-name="P25"><text:span text:style-name="T53">#</text:span><text:span text:style-name="T52">{MEASURING_POINT.POINT_NAME}</text:span></text:p>
          </table:table-cell>
          <table:table-cell table:style-name="Prognoza.D3" office:value-type="string">
            <text:p text:style-name="P31">#{m01}</text:p>
          </table:table-cell>
          <table:table-cell table:style-name="Prognoza.E3" office:value-type="string">
            <text:p text:style-name="P31">#{m0<text:span text:style-name="T60">2</text:span>}</text:p>
          </table:table-cell>
          <table:table-cell table:style-name="Prognoza.F3" office:value-type="string">
            <text:p text:style-name="P31">#{m0<text:span text:style-name="T60">3</text:span>}</text:p>
          </table:table-cell>
          <table:table-cell table:style-name="Prognoza.E3" office:value-type="string">
            <text:p text:style-name="P31">#{m0<text:span text:style-name="T60">4</text:span>}</text:p>
          </table:table-cell>
          <table:table-cell table:style-name="Prognoza.E3" office:value-type="string">
            <text:p text:style-name="P31">#{m0<text:span text:style-name="T60">5</text:span>}</text:p>
          </table:table-cell>
          <table:table-cell table:style-name="Prognoza.F3" office:value-type="string">
            <text:p text:style-name="P31">#{m0<text:span text:style-name="T60">6</text:span>}</text:p>
          </table:table-cell>
          <table:table-cell table:style-name="Prognoza.E3" office:value-type="string">
            <text:p text:style-name="P31">#{m0<text:span text:style-name="T60">7</text:span>}</text:p>
          </table:table-cell>
          <table:table-cell table:style-name="Prognoza.E3" office:value-type="string">
            <text:p text:style-name="P31">#{m0<text:span text:style-name="T60">8</text:span>}</text:p>
          </table:table-cell>
          <table:table-cell table:style-name="Prognoza.F3" office:value-type="string">
            <text:p text:style-name="P31">#{m<text:span text:style-name="T60">09</text:span>}</text:p>
          </table:table-cell>
          <table:table-cell table:style-name="Prognoza.E3" office:value-type="string">
            <text:p text:style-name="P31">#{m<text:span text:style-name="T60">10</text:span>}</text:p>
          </table:table-cell>
          <table:table-cell table:style-name="Prognoza.E3" office:value-type="string">
            <text:p text:style-name="P31">#{m<text:span text:style-name="T60">1</text:span>1}</text:p>
          </table:table-cell>
          <table:table-cell table:style-name="Prognoza.F3" office:value-type="string">
            <text:p text:style-name="P31">#{m1<text:span text:style-name="T60">2</text:span>}</text:p>
          </table:table-cell>
          <table:table-cell table:style-name="Prognoza.B3" office:value-type="string">
            <text:p text:style-name="P31">#{year}</text:p>
          </table:table-cell>
          <table:table-cell table:style-name="Prognoza.Q3" office:value-type="string">
            <text:p text:style-name="P21"/>
          </table:table-cell>
        </table:table-row>
        <table:table-row table:style-name="Prognoza.4">
          <table:table-cell table:style-name="Prognoza.A3" office:value-type="string">
            <text:p text:style-name="P30">…</text:p>
          </table:table-cell>
          <table:table-cell table:style-name="Prognoza.B3" office:value-type="string">
            <text:p text:style-name="P30">…</text:p>
          </table:table-cell>
          <table:table-cell table:style-name="Prognoza.B3" office:value-type="string">
            <text:p text:style-name="P30">…</text:p>
          </table:table-cell>
          <table:table-cell table:style-name="Prognoza.D3" office:value-type="string">
            <text:p text:style-name="P29"/>
          </table:table-cell>
          <table:table-cell table:style-name="Prognoza.E3" office:value-type="string">
            <text:p text:style-name="P24"/>
          </table:table-cell>
          <table:table-cell table:style-name="Prognoza.F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F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F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F3" office:value-type="string">
            <text:p text:style-name="P24"/>
          </table:table-cell>
          <table:table-cell table:style-name="Prognoza.B3" office:value-type="string">
            <text:p text:style-name="P24"/>
          </table:table-cell>
          <table:table-cell table:style-name="Prognoza.Q3" office:value-type="string">
            <text:p text:style-name="P21"/>
          </table:table-cell>
        </table:table-row>
        <table:table-row table:style-name="Prognoza.5">
          <table:table-cell table:style-name="Prognoza.A3" office:value-type="string">
            <text:p text:style-name="P24"/>
          </table:table-cell>
          <table:table-cell table:style-name="Prognoza.B3" office:value-type="string">
            <text:p text:style-name="P24"/>
          </table:table-cell>
          <table:table-cell table:style-name="Prognoza.B3" office:value-type="string">
            <text:p text:style-name="P28">ВСЬОГО</text:p>
          </table:table-cell>
          <table:table-cell table:style-name="Prognoza.D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F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F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F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E3" office:value-type="string">
            <text:p text:style-name="P24"/>
          </table:table-cell>
          <table:table-cell table:style-name="Prognoza.F3" office:value-type="string">
            <text:p text:style-name="P23"><text:span text:style-name="Odwołanie_20_do_20_komentarza"><text:span text:style-name="T48"/></text:span></text:p>
          </table:table-cell>
          <table:table-cell table:style-name="Prognoza.B3" office:value-type="string">
            <text:p text:style-name="P24"/>
          </table:table-cell>
          <table:table-cell table:style-name="Prognoza.Q3" office:value-type="string">
            <text:p text:style-name="P21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0043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7:12:00</meta:creation-date>
    <meta:initial-creator>Гураш Оксана</meta:initial-creator>
    <dc:language>pl-PL</dc:language>
    <dc:date>2023-03-31T18:57:29.434144692</dc:date>
    <meta:editing-cycles>41</meta:editing-cycles>
    <meta:editing-duration>P1DT54M53S</meta:editing-duration>
    <meta:generator>LibreOffice/7.3.7.2$Linux_X86_64 LibreOffice_project/30$Build-2</meta:generator>
    <meta:document-statistic meta:table-count="4" meta:image-count="0" meta:object-count="0" meta:page-count="2" meta:paragraph-count="71" meta:word-count="360" meta:character-count="2997" meta:non-whitespace-character-count="2654"/>
    <meta:user-defined meta:name="AppVersion">15.0000</meta:user-defined>
    <meta:user-defined meta:name="ContentTypeId">0x01010023D1C20052C92D4681CC725CB5CE7066</meta:user-defined>
    <meta:template xlink:type="simple" xlink:actuate="onRequest" xlink:title="Normal" xlink:href=""/>
  </office:meta>
</office:document-meta>
</file>